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c244f0" officeooo:paragraph-rsid="03d3ddec"/>
    </style:style>
    <style:style style:name="P4" style:family="paragraph" style:parent-style-name="Text_20_body">
      <style:text-properties officeooo:paragraph-rsid="03dd39ec"/>
    </style:style>
    <style:style style:name="P5" style:family="paragraph" style:parent-style-name="Text_20_body">
      <style:text-properties officeooo:rsid="03f6a923" officeooo:paragraph-rsid="03f83661"/>
    </style:style>
    <style:style style:name="P6" style:family="paragraph" style:parent-style-name="Heading_20_1">
      <style:text-properties officeooo:rsid="03d8a769" officeooo:paragraph-rsid="03d8a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a8bbf9" style:font-weight-asian="bold" style:font-weight-complex="bold"/>
    </style:style>
    <style:style style:name="T3" style:family="text">
      <style:text-properties fo:font-weight="bold" officeooo:rsid="03ab7950" style:font-weight-asian="bold" style:font-weight-complex="bold"/>
    </style:style>
    <style:style style:name="T4" style:family="text">
      <style:text-properties fo:font-weight="bold" officeooo:rsid="03ad5288" style:font-weight-asian="bold" style:font-weight-complex="bold"/>
    </style:style>
    <style:style style:name="T5" style:family="text">
      <style:text-properties fo:font-weight="bold" officeooo:rsid="03c6630d" style:font-weight-asian="bold" style:font-weight-complex="bold"/>
    </style:style>
    <style:style style:name="T6" style:family="text">
      <style:text-properties fo:font-weight="bold" officeooo:rsid="03ab7527" style:font-weight-asian="bold" style:font-weight-complex="bold"/>
    </style:style>
    <style:style style:name="T7" style:family="text">
      <style:text-properties fo:font-weight="bold" officeooo:rsid="03de35da" style:font-weight-asian="bold" style:font-weight-complex="bold"/>
    </style:style>
    <style:style style:name="T8" style:family="text">
      <style:text-properties fo:font-weight="bold" officeooo:rsid="03f83661" style:font-weight-asian="bold" style:font-weight-complex="bold"/>
    </style:style>
    <style:style style:name="T9" style:family="text">
      <style:text-properties fo:font-weight="bold" officeooo:rsid="03fc4cce" style:font-weight-asian="bold" style:font-weight-complex="bold"/>
    </style:style>
    <style:style style:name="T10" style:family="text">
      <style:text-properties officeooo:rsid="03a8bbf9"/>
    </style:style>
    <style:style style:name="T11" style:family="text">
      <style:text-properties officeooo:rsid="03ab7527"/>
    </style:style>
    <style:style style:name="T12" style:family="text">
      <style:text-properties officeooo:rsid="03ab7950"/>
    </style:style>
    <style:style style:name="T13" style:family="text">
      <style:text-properties officeooo:rsid="03c3cc96"/>
    </style:style>
    <style:style style:name="T14" style:family="text">
      <style:text-properties officeooo:rsid="03c6630d"/>
    </style:style>
    <style:style style:name="T15" style:family="text">
      <style:text-properties officeooo:rsid="03d753bb"/>
    </style:style>
    <style:style style:name="T16" style:family="text">
      <style:text-properties officeooo:rsid="03d9ed96"/>
    </style:style>
    <style:style style:name="T17" style:family="text">
      <style:text-properties fo:font-style="normal" fo:font-weight="normal" officeooo:rsid="03a8bbf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3ad5288" style:font-style-asian="normal" style:font-weight-asian="normal" style:font-style-complex="normal" style:font-weight-complex="normal"/>
    </style:style>
    <style:style style:name="T19" style:family="text">
      <style:text-properties officeooo:rsid="03dfedff"/>
    </style:style>
    <style:style style:name="T20" style:family="text">
      <style:text-properties officeooo:rsid="03f83661"/>
    </style:style>
    <style:style style:name="T21" style:family="text">
      <style:text-properties officeooo:rsid="03de35da"/>
    </style:style>
    <style:style style:name="T22" style:family="text">
      <style:text-properties officeooo:rsid="03fc4c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אלגוריתמים 2 מ - הנחיות כלליות לשיעורי הבית</text:h>
      <text:p text:style-name="P5"><text:span text:style-name="T9">מטרה</text:span><text:span text:style-name="T22">: </text:span>בעיניי, אחת מזכויות הסטודנטים היא לקבל שיעורי בית בכל שבוע, כדי להבין <text:span text:style-name="T12">ולתרגל את החומר הנלמד.</text:span> כשהייתי סטודנט ולא קיבלתי מספיק שיעורי בית, הרגשתי שאני לא מקבל תמורה מלאה לכספי.<text:span text:style-name="T20"> </text:span>בהתאם לזאת, אשתדל <text:span text:style-name="T12">לתת תרגיל בית בכל שבוע פרט לאחרון, סה"כ 12 תרגילים.</text:span> </text:p>
      <text:p text:style-name="P5"><text:span text:style-name="T8">ציון</text:span><text:span text:style-name="T20">: </text:span>משקל <text:span text:style-name="T11">התרגילים </text:span>יהיה <text:span text:style-name="T11">10% מהציון הסופי</text:span>.<text:span text:style-name="T20"> הציון יהיה בינארי - עובר או נכשל. בכל תרגיל יהיו מספר שאלות. כדי לקבל ציון "עובר" מספיק לפתור שאלה אחת.</text:span></text:p>
      <text:p text:style-name="P4"><text:span text:style-name="T2">זמן</text:span><text:span text:style-name="T10">: יש לפתור כל תרגיל תוך </text:span><text:span text:style-name="T17">שב</text:span><text:span text:style-name="T18">וע אחד</text:span><text:span text:style-name="T4"> </text:span><text:span text:style-name="T10">מיום נתינתו. <text:s text:c="2"/>כל תרגיל ייפתר בתירגול בשבוע הבא, כך שאין אפשרות להגיש באיחור. מי שיש לו סיבה מוצדקת שמנעה ממנו להגיש את התרגיל בזמן, יכול לבקש פטור ע"י הגשת בקשה במוּדל בתיבת-ההגשה של התרגיל.</text:span></text:p>
      <text:p text:style-name="P3"><text:span text:style-name="T5">שימו לב</text:span><text:span text:style-name="T14">: התרגילים הם הכנה מצויינת למבח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2T09:23:16.760065045</dc:date>
    <meta:editing-duration>P8DT7H27M19S</meta:editing-duration>
    <meta:editing-cycles>934</meta:editing-cycles>
    <meta:document-statistic meta:table-count="0" meta:image-count="0" meta:object-count="0" meta:page-count="1" meta:paragraph-count="7" meta:word-count="135" meta:character-count="728" meta:non-whitespace-character-count="597"/>
  </office:meta>
</office:document-meta>
</file>